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% time</text:p>
          </table:table-cell>
          <table:table-cell office:value-type="string" calcext:value-type="string">
            <text:p>Ita2 SPECRatio</text:p>
          </table:table-cell>
          <table:table-cell office:value-type="string" calcext:value-type="string">
            <text:p>Opte SPECRat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upwise</text:p>
          </table:table-cell>
          <table:table-cell office:value-type="float" office:value="0.6" calcext:value-type="float">
            <text:p>0,6</text:p>
          </table:table-cell>
          <table:table-cell office:value-type="float" office:value="28.53" calcext:value-type="float">
            <text:p>28,53</text:p>
          </table:table-cell>
          <table:table-cell office:value-type="float" office:value="31.06" calcext:value-type="float">
            <text:p>31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mp</text:p>
          </table:table-cell>
          <table:table-cell office:value-type="float" office:value="0.2" calcext:value-type="float">
            <text:p>0,2</text:p>
          </table:table-cell>
          <table:table-cell office:value-type="float" office:value="16.63" calcext:value-type="float">
            <text:p>16,63</text:p>
          </table:table-cell>
          <table:table-cell office:value-type="float" office:value="16.14" calcext:value-type="float">
            <text:p>16,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si</text:p>
          </table:table-cell>
          <table:table-cell office:value-type="float" office:value="0.2" calcext:value-type="float">
            <text:p>0,2</text:p>
          </table:table-cell>
          <table:table-cell office:value-type="float" office:value="11.27" calcext:value-type="float">
            <text:p>11,27</text:p>
          </table:table-cell>
          <table:table-cell office:value-type="float" office:value="17.36" calcext:value-type="float">
            <text:p>17,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 aritmetica ponderada</text:p>
          </table:table-cell>
          <table:table-cell/>
          <table:table-cell table:formula="of:=([.B2]*[.C2])+([.B3]*[.C3])+([.B4]*[.C4])" office:value-type="float" office:value="22.698" calcext:value-type="float">
            <text:p>22,698</text:p>
          </table:table-cell>
          <table:table-cell table:formula="of:=([.B2]*[.D2])+([.B3]*[.D3])+([.B4]*[.D4])" office:value-type="float" office:value="25.336" calcext:value-type="float">
            <text:p>25,336</text:p>
          </table:table-cell>
          <table:table-cell office:value-type="string" calcext:value-type="string">
            <text:p>not necess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 geometrica ponderada</text:p>
          </table:table-cell>
          <table:table-cell/>
          <table:table-cell table:formula="of:=([.C2]^[.B2])*([.C3]^[.B3])*([.C4]^[.B4])" office:value-type="float" office:value="21.268864088422" calcext:value-type="float">
            <text:p>21,268864088422</text:p>
          </table:table-cell>
          <table:table-cell table:formula="of:=([.D2]^[.B2])*([.D3]^[.B3])*([.D4]^[.B4])" office:value-type="float" office:value="24.255572020898" calcext:value-type="float">
            <text:p>24,25557202089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 table:number-columns-spanned="6" table:number-rows-spanned="1">
            <text:p>Itanium2 → na formula ‘fica’ só a 1/performance, pelo que é o maior SPECRatio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Opetron → </text:p>
          </table:table-cell>
          <table:table-cell table:formula="of:=[.D7]" office:value-type="float" office:value="24.255572020898" calcext:value-type="float">
            <text:p>24,255572020898</text:p>
          </table:table-cell>
          <table:table-cell/>
          <table:table-cell office:value-type="string" calcext:value-type="string">
            <text:p>Itanium2 →</text:p>
          </table:table-cell>
          <table:table-cell table:formula="of:=[.C6]" office:value-type="float" office:value="22.698" calcext:value-type="float">
            <text:p>22,69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eron/Itanium2 →</text:p>
          </table:table-cell>
          <table:table-cell/>
          <table:table-cell table:formula="of:=[.D7]/[.C7]" office:value-type="float" office:value="1.14042630203754" calcext:value-type="float">
            <text:p>1,14042630203754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al-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º App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ª App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allelize</text:p>
          </table:table-cell>
          <table:table-cell office:value-type="string" calcext:value-type="string">
            <text:p>speed up 2x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" office:value-type="string" calcext:value-type="string">
            <text:p>Amdahl's L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5"/>
          <table:table-cell office:value-type="string" calcext:value-type="string" table:number-columns-spanned="5" table:number-rows-spanned="1">
            <text:p>speedupOVR= exec time w/out improv <text:s/>/ exec time w/ improv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% parallelizable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peedUp OVR</text:p>
          </table:table-cell>
          <table:table-cell table:number-columns-repeated="4"/>
          <table:table-cell office:value-type="string" calcext:value-type="string">
            <text:p>&lt;=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formula="of:=1/((1-[.B23])+([.B23]/[.C23]))" office:value-type="float" office:value="1.25" calcext:value-type="float">
            <text:p>1,25</text:p>
          </table:table-cell>
          <table:table-cell table:number-columns-repeated="2"/>
          <table:table-cell office:value-type="string" calcext:value-type="string" table:number-columns-spanned="5" table:number-rows-spanned="1">
            <text:p>1 / ((1-frac_enhanc) + (frac_enhanc/seedup_enhanc))</text:p>
          </table:table-cell>
          <table:covered-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% parallelizable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SpeedUp OV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table:formula="of:=1/((1-[.B28])+([.B28]/[.C28]))" office:value-type="float" office:value="1.98019801980198" calcext:value-type="float">
            <text:p>1,9801980198019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2.3</text:p>
          </table:table-cell>
          <table:table-cell table:number-columns-repeated="5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 = t1+t2 / 0,80t1 <text:s text:c="13"/>t2 &lt; 0,6t1</text:p>
          </table:table-cell>
          <table:table-cell table:number-columns-repeated="4"/>
          <table:table-cell office:value-type="string" calcext:value-type="string" table:number-columns-spanned="3" table:number-rows-spanned="1">
            <text:p>PROC1 |-------0.60t1------------|---0,20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t2----| <text:s text:c="5"/>0.40 <text:s text:c="2"/>|---0,20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+t2/ 0,2t1+t2</text:p>
          </table:table-cell>
          <table:table-cell/>
          <table:table-cell office:value-type="string" calcext:value-type="string">
            <text:p>0,6t1 &lt;= <text:s/>t2 &lt;= 0,8t1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0.60t1---|---0,2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t2---------|---0,2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+t2 / t1</text:p>
          </table:table-cell>
          <table:table-cell/>
          <table:table-cell office:value-type="string" calcext:value-type="string">
            <text:p>0,8t1 &lt; t2 &lt; t1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0.60t1---|---0,2t1---|---0,2t1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--------t2-----------------|</text:p>
          </table:table-cell>
          <table:covered-table-cell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2.4</text:p>
          </table:table-cell>
          <table:table-cell table:number-columns-repeated="5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+t2 / 0,495t2+0,01t2</text:p>
          </table:table-cell>
          <table:table-cell/>
          <table:table-cell office:value-type="string" calcext:value-type="string">
            <text:p>t1 =&lt; 0,01t2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0.495t2---|---0,01t2------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0.495t2---|--------t1---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 + t2 / <text:s/>t1+0,495t2</text:p>
          </table:table-cell>
          <table:table-cell/>
          <table:table-cell office:value-type="string" calcext:value-type="string">
            <text:p>0,01t2 =&lt; t1</text:p>
          </table:table-cell>
          <table:table-cell table:number-columns-repeated="2"/>
          <table:table-cell office:value-type="string" calcext:value-type="string" table:number-columns-spanned="3" table:number-rows-spanned="1">
            <text:p>PROC1 |----0.01t2----| <text:s text:c="9"/>|--0.495t2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---t1-------------|--0.495t2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 + t2 / t2</text:p>
          </table:table-cell>
          <table:table-cell/>
          <table:table-cell office:value-type="string" calcext:value-type="string">
            <text:p>0,99t2 =&lt; t1</text:p>
          </table:table-cell>
          <table:table-cell table:number-columns-repeated="2"/>
          <table:table-cell office:value-type="string" calcext:value-type="string" table:number-columns-spanned="3" table:number-rows-spanned="1">
            <text:p><text:span text:style-name="T1">PROC1 |---0.495t2---|---0.495t2---|</text:span>--0,01t2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PROC2 |-------------------t1-------------------|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1 + t2 / 0,8t1</text:p>
          </table:table-cell>
          <table:table-cell table:number-columns-repeated="4"/>
          <table:table-cell table:style-name="ce5" office:value-type="string" calcext:value-type="string" table:number-columns-spanned="3" table:number-rows-spanned="1">
            <text:p>Simultaneous Ru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ROC1 |----0.60t1----|----0,20t1----|---0,20t1---|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ROC2 |---0,01t2---|---0,495t2---|---0,495t2---|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1 + t2 / <text:s/>MIN(0,8t1 , t2) + 0,2t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PROC1 |-------0.60t1------------|---0,20t1---|</text:p>
          </table:table-cell>
          <table:table-cell table:number-columns-repeated="4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3.1</text:p>
          </table:table-cell>
          <table:table-cell table:style-name="ce3" office:value-type="float" office:value="0.8" calcext:value-type="float">
            <text:p>0,8</text:p>
          </table:table-cell>
          <table:table-cell/>
          <table:table-cell office:value-type="string" calcext:value-type="string" table:number-columns-spanned="2" table:number-rows-spanned="1">
            <text:p>1 / [(1-0,80)+(0,80/N)]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1-0,8=0,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 table:number-columns-spanned="5" table:number-rows-spanned="1">
            <text:p>1 / ((1-frac_enhanc) + (frac_enhanc/seedup_enhanc) * (overhead_inc*number_processors)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crese</text:p>
          </table:table-cell>
          <table:table-cell office:value-type="float" office:value="0.005" calcext:value-type="float">
            <text:p>0,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ec time</text:p>
          </table:table-cell>
          <table:table-cell table:formula="of:=([.B75]-1)*[.B76]"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 table:number-columns-spanned="5" table:number-rows-spanned="1">
            <text:p>1 / ((1-frac_enhanc) + (frac_enhanc/seedup_enhanc) + (ROUNDDOWN(LOG(N; 2))*overhead_inc)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crese</text:p>
          </table:table-cell>
          <table:table-cell office:value-type="float" office:value="0.005" calcext:value-type="float">
            <text:p>0,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ec time</text:p>
          </table:table-cell>
          <table:table-cell table:formula="of:=(ROUNDDOWN(LOG([.B80]; 2))*[.B81])" office:value-type="float" office:value="0.015" calcext:value-type="float">
            <text:p>0,01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1">
            <text:p>1 / ((1-frac_enhanc) + (frac_enhanc/seedup_enhanc) + (ROUNDDOWN(LOG(N; 2))*overhead_inc))</text:p>
          </table:table-cell>
          <table:covered-table-cell table:number-columns-repeated="4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1 / 1 – P + (0,005 * ROUNDDOWN(LOG(N; 2))) + (P / N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-00-0000</text:date>, <text:time style:data-style-name="N2" text:time-value="18:14:46.59701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4:33:02.364916282</meta:creation-date>
    <dc:date>2022-10-03T18:45:48.636723081</dc:date>
    <meta:editing-duration>PT41M29S</meta:editing-duration>
    <meta:editing-cycles>8</meta:editing-cycles>
    <meta:generator>LibreOffice/6.4.7.2$Linux_X86_64 LibreOffice_project/40$Build-2</meta:generator>
    <meta:document-statistic meta:table-count="1" meta:cell-count="120" meta:object-count="0"/>
  </office:meta>
</office:document-meta>
</file>